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50a7" officeooo:paragraph-rsid="001d50a7"/>
    </style:style>
    <style:style style:name="P2" style:family="paragraph" style:parent-style-name="Standard">
      <style:text-properties officeooo:rsid="001dd0c6" officeooo:paragraph-rsid="001dd0c6"/>
    </style:style>
    <style:style style:name="P3" style:family="paragraph" style:parent-style-name="Standard">
      <style:text-properties officeooo:rsid="001f8dba" officeooo:paragraph-rsid="001f8dba"/>
    </style:style>
    <style:style style:name="P4" style:family="paragraph" style:parent-style-name="Standard">
      <style:text-properties officeooo:rsid="001f8dba" officeooo:paragraph-rsid="0020f005"/>
    </style:style>
    <style:style style:name="P5" style:family="paragraph" style:parent-style-name="Standard">
      <style:text-properties officeooo:rsid="001f8dba" officeooo:paragraph-rsid="00225b00"/>
    </style:style>
    <style:style style:name="P6" style:family="paragraph" style:parent-style-name="Standard">
      <style:text-properties officeooo:rsid="0020f005" officeooo:paragraph-rsid="0020f005"/>
    </style:style>
    <style:style style:name="P7" style:family="paragraph" style:parent-style-name="Standard">
      <style:text-properties officeooo:rsid="0020f005" officeooo:paragraph-rsid="00225b00"/>
    </style:style>
    <style:style style:name="P8" style:family="paragraph" style:parent-style-name="Standard">
      <style:text-properties officeooo:rsid="0021b721" officeooo:paragraph-rsid="0021b721"/>
    </style:style>
    <style:style style:name="P9" style:family="paragraph" style:parent-style-name="Standard" style:list-style-name="L1">
      <style:text-properties officeooo:rsid="0021b721" officeooo:paragraph-rsid="0021b721"/>
    </style:style>
    <style:style style:name="P10" style:family="paragraph" style:parent-style-name="Standard">
      <style:text-properties style:text-underline-style="solid" style:text-underline-width="auto" style:text-underline-color="font-color" officeooo:rsid="00225b00" officeooo:paragraph-rsid="00225b00"/>
    </style:style>
    <style:style style:name="P11" style:family="paragraph" style:parent-style-name="Standard">
      <style:text-properties style:text-underline-style="none" officeooo:rsid="00225b00" officeooo:paragraph-rsid="00225b00"/>
    </style:style>
    <style:style style:name="P12" style:family="paragraph" style:parent-style-name="Standard">
      <style:text-properties style:text-underline-style="none" officeooo:rsid="00225b00" officeooo:paragraph-rsid="00242f02"/>
    </style:style>
    <style:style style:name="P13" style:family="paragraph" style:parent-style-name="Standard">
      <style:text-properties style:text-underline-style="none" officeooo:rsid="00242f02" officeooo:paragraph-rsid="00242f02"/>
    </style:style>
    <style:style style:name="P14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rsid="001dd0c6" officeooo:paragraph-rsid="001dd0c6"/>
    </style:style>
    <style:style style:name="P15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rsid="001f8dba" officeooo:paragraph-rsid="001f8dba"/>
    </style:style>
    <style:style style:name="P16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style:text-underline-style="none" officeooo:rsid="00242f02" officeooo:paragraph-rsid="00242f02"/>
    </style:style>
    <style:style style:name="P1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f8dba" officeooo:paragraph-rsid="0020f005"/>
    </style:style>
    <style:style style:name="T1" style:family="text">
      <style:text-properties officeooo:rsid="001dd0c6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25b00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officeooo:rsid="0020f005"/>
    </style:style>
    <style:style style:name="T6" style:family="text">
      <style:text-properties officeooo:rsid="0021b721"/>
    </style:style>
    <style:style style:name="T7" style:family="text">
      <style:text-properties officeooo:rsid="00225b00"/>
    </style:style>
    <style:style style:name="T8" style:family="text">
      <style:text-properties style:text-underline-style="non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42f02" style:font-weight-asian="bold" style:font-weight-complex="bold"/>
    </style:style>
    <style:style style:name="T11" style:family="text">
      <style:text-properties officeooo:rsid="00242f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Task – 1<text:line-break/><text:span text:style-name="T1">read data from file and dislay count of lines directed to particular assistant. <text:line-break/>Eg:</text:span></text:p>
      <text:p text:style-name="P2">sing me a song cortana<text:line-break/>siri would you tell me what time is it <text:line-break/>hey cortana how tall is effil tower</text:p>
      <text:p text:style-name="P2"/>
      <text:p text:style-name="P2">output:</text:p>
      <text:p text:style-name="P2">cortana: 2</text:p>
      <text:p text:style-name="P2">siri: 1</text:p>
      <text:p text:style-name="P14"/>
      <text:p text:style-name="P2"/>
      <text:p text:style-name="P3">Task – 2<text:span text:style-name="T7">a</text:span></text:p>
      <text:p text:style-name="P3"/>
      <text:p text:style-name="P3">create two seperate <text:span text:style-name="T5">(</text:span>list/<text:span text:style-name="T5">dictionary/tuple/set as per your choice) </text:span><text:s/>for cortana and siri containing all lines related to each one of them.</text:p>
      <text:p text:style-name="P17">Line saved in list cant have mutiple occurences of same word.</text:p>
      <text:p text:style-name="P7"/>
      <text:p text:style-name="P5">Task – 2<text:span text:style-name="T7">b</text:span></text:p>
      <text:p text:style-name="P7"/>
      <text:p text:style-name="P7">For each assistant classify list of lines generated above in two categories. Task or statemen<text:span text:style-name="T7">t</text:span></text:p>
      <text:p text:style-name="P6"/>
      <text:p text:style-name="P6"><text:tab/>Particular line will come under task group if it contains following 4 words (‘what’,’when’,’how’,’why’)</text:p>
      <text:p text:style-name="P6"><text:tab/>Rest all lines without these words will come under statement</text:p>
      <text:p text:style-name="P4"><text:s/></text:p>
      <text:p text:style-name="P7">use any built in data type <text:span text:style-name="T7">(list/</text:span>dictionary/tuple/set<text:span text:style-name="T7">)</text:span> to represent you final output</text:p>
      <text:p text:style-name="P6"/>
      <text:p text:style-name="P6">display that structure</text:p>
      <text:p text:style-name="P15"><text:s text:c="26"/><text:span text:style-name="T2">Try to implement it with minimal usage of loop</text:span><text:span text:style-name="T3">ing</text:span><text:span text:style-name="T2"> structures</text:span></text:p>
      <text:p text:style-name="P3"/>
      <text:p text:style-name="P3">Task – 3</text:p>
      <text:p text:style-name="P3"/>
      <text:p text:style-name="P3">Setup redis database server <text:span text:style-name="T7">on ubuntu</text:span>. </text:p>
      <text:p text:style-name="P10">Get idea about how to install python modules using pip.</text:p>
      <text:p text:style-name="P10"><text:span text:style-name="T8">Install pyredis.</text:span></text:p>
      <text:p text:style-name="P3"/>
      <text:p text:style-name="P3">Save <text:span text:style-name="T5">structure</text:span> created in above task in redis server <text:span text:style-name="T6">and exit.</text:span> </text:p>
      <text:p text:style-name="P3"/>
      <text:p text:style-name="P8">Create another program to handle job for siri and cortana and display their respective tasks and statemnets on console. It will take data directly from redis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Guidelines:</text:p>
      <text:list xml:id="list8591705817491108089" text:style-name="L1">
        <text:list-item>
          <text:p text:style-name="P9">Functional Programming should be implemented. </text:p>
        </text:list-item>
        <text:list-item>
          <text:p text:style-name="P9">Avoid doing multiple operation under same function. Make functions meaningful. </text:p>
        </text:list-item>
        <text:list-item>
          <text:p text:style-name="P9">Use python 2.7</text:p>
        </text:list-item>
        <text:list-item>
          <text:p text:style-name="P9">Finally upload your code over git hub. And share details over whatsapp/Slack</text:p>
        </text:list-item>
      </text:list>
      <text:p text:style-name="P8"/>
      <text:p text:style-name="P8"><text:span text:style-name="T4">Nothing should be written outside function except import statements, Global variables, function calls. Functional programming is mandatory. Avoid using Objects.</text:span></text:p>
      <text:p text:style-name="P8"><text:span text:style-name="T4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3"><text:span text:style-name="T9">Deadline: 26 march, 2017</text:span></text:p>
      <text:p text:style-name="P11"><text:span text:style-name="T9"/></text:p>
      <text:p text:style-name="P11"><text:span text:style-name="T9"/></text:p>
      <text:p text:style-name="P12"><text:span text:style-name="T9">In Case of any query feel free to contact our core members.</text:span></text:p>
      <text:p text:style-name="P12"><text:span text:style-name="T9"><text:s/></text:span></text:p>
      <text:p text:style-name="P11"><text:span text:style-name="T9">Ekansh <text:s/>ph.no - 9650757243(whatsapp/call) </text:span></text:p>
      <text:p text:style-name="P11"><text:span text:style-name="T9"><text:tab/> <text:s text:c="2"/>email: </text:span><text:a xlink:type="simple" xlink:href="mailto:singhekansh22@gmail.com" text:style-name="Internet_20_link" text:visited-style-name="Visited_20_Internet_20_Link"><text:span text:style-name="T9">singhekansh22@gmail.com</text:span></text:a></text:p>
      <text:p text:style-name="P11"><text:span text:style-name="T9"/></text:p>
      <text:p text:style-name="P13"><text:span text:style-name="T9">Arpit <text:s text:c="5"/>ph.no – 8860302093(whatsapp/call)</text:span></text:p>
      <text:p text:style-name="P13"><text:span text:style-name="T9"><text:tab/> <text:s text:c="3"/>email: </text:span><text:a xlink:type="simple" xlink:href="mailto:arpit.srivastava0@gmail.com" text:style-name="Internet_20_link" text:visited-style-name="Visited_20_Internet_20_Link"><text:span text:style-name="T9">arpit.srivastava0@gmail.com</text:span></text:a></text:p>
      <text:p text:style-name="P16"><text:span text:style-name="T9"/></text:p>
      <text:p text:style-name="P13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23:30:36.467946518</meta:creation-date>
    <dc:date>2017-03-23T01:24:45.074555359</dc:date>
    <meta:editing-duration>PT16M1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35" meta:word-count="281" meta:character-count="1856" meta:non-whitespace-character-count="1554"/>
  </office:meta>
</office:document-meta>
</file>